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lbany" svg:font-family="Albany" style:font-adornments="Standard" style:font-family-generic="swiss" style:font-pitch="variable"/>
    <style:font-face style:name="Albany1" svg:font-family="Albany" style:font-adornments="Fett" style:font-family-generic="swiss" style:font-pitch="variable"/>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Liberation Sans" svg:font-family="'Liberation Sans'"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Thorndale" svg:font-family="Thorndale" style:font-family-generic="roman" style:font-pitch="variable"/>
  </office:font-face-decls>
  <office:automatic-styles>
    <style:style style:name="dp1" style:family="drawing-page">
      <style:drawing-page-properties presentation:background-visible="true" presentation:background-objects-visible="true" draw:fill="solid" draw:fill-color="#babed6" draw:fill-image-width="1cm" draw:fill-image-height="1cm"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graphic-properties style:protect="size" loext:decorative="false"/>
    </style:style>
    <style:style style:name="pr1" style:family="presentation" style:parent-style-name="lyt-cool-title">
      <style:graphic-properties draw:fill-color="#ffffff" draw:auto-grow-height="true" draw:auto-grow-width="true" fo:min-height="3.507cm" fo:min-width="23.912cm" loext:decorative="false"/>
      <style:paragraph-properties style:writing-mode="lr-tb"/>
    </style:style>
    <style:style style:name="pr2" style:family="presentation" style:parent-style-name="lyt-cool-outline1">
      <style:graphic-properties draw:fill-color="#ffffff" draw:auto-grow-height="true" draw:auto-grow-width="true" fo:min-height="13.23cm" fo:min-width="23.912cm" loext:decorative="false"/>
      <style:paragraph-properties style:writing-mode="lr-tb"/>
    </style:style>
    <style:style style:name="pr3" style:family="presentation" style:parent-style-name="lyt-cool-notes">
      <style:graphic-properties draw:fill-color="#ffffff" draw:auto-grow-height="true" fo:min-height="11.41cm" loext:decorative="false"/>
      <style:paragraph-properties style:writing-mode="lr-tb"/>
    </style:style>
    <style:style style:name="pr4" style:family="presentation" style:parent-style-name="lyt-cool-title">
      <style:graphic-properties fo:min-height="3.507cm" loext:decorative="false"/>
      <style:paragraph-properties style:writing-mode="lr-tb"/>
    </style:style>
    <style:style style:name="pr5" style:family="presentation" style:parent-style-name="lyt-cool-outline1">
      <style:graphic-properties fo:min-height="15.371cm" loext:decorative="false"/>
      <style:paragraph-properties style:writing-mode="lr-tb"/>
    </style:style>
    <style:style style:name="pr6" style:family="presentation" style:parent-style-name="lyt-cool-notes">
      <style:graphic-properties draw:fill-color="#ffffff" fo:min-height="11.41cm" loext:decorative="false"/>
      <style:paragraph-properties style:writing-mode="lr-tb"/>
    </style:style>
    <style:style style:name="pr7" style:family="presentation" style:parent-style-name="lyt-cool-outline1">
      <style:graphic-properties fo:min-height="13.23cm" loext:decorative="false"/>
      <style:paragraph-properties style:writing-mode="lr-tb"/>
    </style:style>
    <style:style style:name="pr8" style:family="presentation" style:parent-style-name="lyt-cool-outline1">
      <style:graphic-properties fo:min-height="9.433cm" loext:decorative="false"/>
      <style:paragraph-properties style:writing-mode="lr-tb"/>
    </style:style>
    <style:style style:name="pr9" style:family="presentation" style:parent-style-name="lyt-cool-outline1">
      <style:graphic-properties fo:min-height="12.297cm" loext:decorative="false"/>
      <style:paragraph-properties style:writing-mode="lr-tb"/>
    </style:style>
    <style:style style:name="P1" style:family="paragraph">
      <loext:graphic-properties draw:fill-color="#ffffff"/>
      <style:paragraph-properties fo:margin-left="0cm" fo:margin-right="0cm" fo:text-indent="0cm"/>
    </style:style>
    <style:style style:name="P2" style:family="paragraph">
      <loext:graphic-properties draw:fill-color="#ffffff"/>
      <style:paragraph-properties fo:margin-left="1.2cm" fo:margin-right="0cm" fo:text-indent="-0.9cm"/>
    </style:style>
    <style:style style:name="P3" style:family="paragraph">
      <loext:graphic-properties draw:fill-color="#ffffff"/>
    </style:style>
    <style:style style:name="P4" style:family="paragraph">
      <loext:graphic-properties draw:fill-color="#ffffff"/>
      <style:text-properties fo:font-size="24pt"/>
    </style:style>
    <style:style style:name="P5" style:family="paragraph">
      <style:paragraph-properties fo:text-align="center"/>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text:list-style style:name="L1">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0e594d" fo:font-size="45%"/>
      </text:list-level-style-bullet>
      <text:list-level-style-bullet text:level="2" text:bullet-char="–">
        <style:list-level-properties text:space-before="1.6cm" text:min-label-width="0.8cm"/>
        <style:text-properties fo:font-family="StarSymbol" style:font-charset="x-symbol" fo:color="#000000" fo:font-size="7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lyt-cool" presentation:presentation-page-layout-name="AL1T1">
        <office:forms form:automatic-focus="false" form:apply-design-mode="false"/>
        <draw:frame presentation:style-name="pr1" draw:text-style-name="P1" draw:layer="layout" svg:width="23.912cm" svg:height="3.507cm" svg:x="2.058cm" svg:y="1.543cm" presentation:class="title" presentation:user-transformed="true">
          <draw:text-box>
            <text:p>GDD for JingleGame Jam2024</text:p>
          </draw:text-box>
        </draw:frame>
        <draw:frame presentation:style-name="pr2" draw:text-style-name="P2" draw:layer="layout" svg:width="23.912cm" svg:height="13.23cm" svg:x="2.058cm" svg:y="5.838cm" presentation:class="outline" presentation:user-transformed="true">
          <draw:text-box>
            <text:list text:style-name="L2">
              <text:list-item>
                <text:p>Title - TBD</text:p>
              </text:list-item>
              <text:list-item>
                <text:p>Purpose - to make a submission for:<text:line-break/>Yogscast Games - Jingle Game Jam 2024</text:p>
              </text:list-item>
              <text:list-item>
                <text:p>Theme - <text:s/>Everything Has A Cost</text:p>
              </text:list-item>
            </text:list>
          </draw:text-box>
        </draw:frame>
        <presentation:notes draw:style-name="dp2">
          <draw:page-thumbnail draw:style-name="gr1" draw:layer="layout" svg:width="13.706cm" svg:height="10.28cm" svg:x="3.647cm" svg:y="2.853cm" draw:page-number="1" presentation:class="page"/>
          <draw:frame presentation:style-name="pr3" draw:text-style-name="P1" draw:layer="layout" svg:width="14.518cm" svg:height="11.41cm" svg:x="3.249cm" svg:y="14.13cm" presentation:class="notes" presentation:placeholder="true">
            <draw:text-box/>
          </draw:frame>
        </presentation:notes>
      </draw:page>
      <draw:page draw:name="page2" draw:style-name="dp3" draw:master-page-name="lyt-cool" presentation:presentation-page-layout-name="AL1T1">
        <office:forms form:automatic-focus="false" form:apply-design-mode="false"/>
        <draw:frame presentation:style-name="pr4" draw:layer="layout" svg:width="23.912cm" svg:height="3.507cm" svg:x="2.058cm" svg:y="1.543cm" presentation:class="title">
          <draw:text-box>
            <text:p>Rough ideas</text:p>
          </draw:text-box>
        </draw:frame>
        <draw:frame presentation:style-name="pr5" draw:layer="layout" svg:width="23.912cm" svg:height="15.371cm" svg:x="2.058cm" svg:y="5.838cm" presentation:class="outline">
          <draw:text-box>
            <text:list text:style-name="L2">
              <text:list-item>
                <text:p>Make it a shop game - since <text:span text:style-name="T1">everything</text:span> you sell at a shop <text:span text:style-name="T1">has a</text:span> price AKA <text:span text:style-name="T1">cost</text:span></text:p>
              </text:list-item>
              <text:list-item>
                <text:p><text:span text:style-name="T2">Make it Yogscast themed by adding various "artifacts" - or just Jingle Jam themed stuff</text:span></text:p>
              </text:list-item>
              <text:list-item>
                <text:p><text:span text:style-name="T2">Maybe add a fishing mini-game?</text:span></text:p>
              </text:list-item>
              <text:list-item>
                <text:p><text:span text:style-name="T2">Have "professor Griswald" as a narrator / intro</text:span></text:p>
              </text:list-item>
              <text:list-item>
                <text:p><text:span text:style-name="T2">Make it Datlof themed - because GLORY TO DATLOF!</text:span></text:p>
              </text:list-item>
            </text:list>
          </draw:text-box>
        </draw:frame>
        <presentation:notes draw:style-name="dp2">
          <draw:page-thumbnail draw:style-name="gr1" draw:layer="layout" svg:width="13.706cm" svg:height="10.28cm" svg:x="3.647cm" svg:y="2.853cm" draw:page-number="2" presentation:class="page"/>
          <draw:frame presentation:style-name="pr6" draw:text-style-name="P3" draw:layer="layout" svg:width="14.518cm" svg:height="11.41cm" svg:x="3.249cm" svg:y="14.13cm" presentation:class="notes" presentation:placeholder="true">
            <draw:text-box/>
          </draw:frame>
        </presentation:notes>
      </draw:page>
      <draw:page draw:name="page3" draw:style-name="dp3" draw:master-page-name="lyt-cool" presentation:presentation-page-layout-name="AL1T1">
        <office:forms form:automatic-focus="false" form:apply-design-mode="false"/>
        <draw:frame presentation:style-name="pr4" draw:layer="layout" svg:width="23.912cm" svg:height="3.507cm" svg:x="2.058cm" svg:y="1.543cm" presentation:class="title">
          <draw:text-box>
            <text:p>Art direction</text:p>
          </draw:text-box>
        </draw:frame>
        <draw:frame presentation:style-name="pr7" draw:layer="layout" svg:width="23.912cm" svg:height="13.23cm" svg:x="2.058cm" svg:y="5.838cm" presentation:class="outline">
          <draw:text-box>
            <text:list text:style-name="L2">
              <text:list-item>
                <text:p>2D or 3D?</text:p>
              </text:list-item>
              <text:list-item>
                <text:p>Mostly 2D UI game</text:p>
              </text:list-item>
              <text:list-item>
                <text:p>Shaders – 2D ones</text:p>
              </text:list-item>
              <text:list-item>
                <text:p>Low poly Pixel textured 3D objects</text:p>
              </text:list-item>
            </text:list>
          </draw:text-box>
        </draw:frame>
        <presentation:notes draw:style-name="dp2">
          <draw:page-thumbnail draw:style-name="gr1" draw:layer="layout" svg:width="13.706cm" svg:height="10.28cm" svg:x="3.647cm" svg:y="2.853cm" draw:page-number="3" presentation:class="page"/>
          <draw:frame presentation:style-name="pr6" draw:text-style-name="P3" draw:layer="layout" svg:width="14.518cm" svg:height="11.41cm" svg:x="3.249cm" svg:y="14.13cm" presentation:class="notes" presentation:placeholder="true">
            <draw:text-box/>
          </draw:frame>
        </presentation:notes>
      </draw:page>
      <draw:page draw:name="page4" draw:style-name="dp3" draw:master-page-name="lyt-cool" presentation:presentation-page-layout-name="AL1T1">
        <office:forms form:automatic-focus="false" form:apply-design-mode="false"/>
        <draw:frame presentation:style-name="pr4" draw:layer="layout" svg:width="23.912cm" svg:height="3.507cm" svg:x="2.058cm" svg:y="1.543cm" presentation:class="title">
          <draw:text-box>
            <text:p>Primary game loop</text:p>
          </draw:text-box>
        </draw:frame>
        <draw:frame presentation:style-name="pr8" draw:layer="layout" svg:width="23.912cm" svg:height="9.433cm" svg:x="2.058cm" svg:y="5.838cm" presentation:class="outline">
          <draw:text-box>
            <text:list text:style-name="L2">
              <text:list-item>
                <text:p>Day starts, </text:p>
              </text:list-item>
            </text:list>
          </draw:text-box>
        </draw:frame>
        <presentation:notes draw:style-name="dp2">
          <office:forms form:automatic-focus="false" form:apply-design-mode="false"/>
          <draw:page-thumbnail draw:style-name="gr1" draw:layer="layout" svg:width="13.706cm" svg:height="10.28cm" svg:x="3.647cm" svg:y="2.853cm" draw:page-number="4" presentation:class="page"/>
          <draw:frame presentation:style-name="pr6" draw:text-style-name="P3" draw:layer="layout" svg:width="14.518cm" svg:height="11.41cm" svg:x="3.249cm" svg:y="14.13cm" presentation:class="notes" presentation:placeholder="true">
            <draw:text-box/>
          </draw:frame>
        </presentation:notes>
      </draw:page>
      <draw:page draw:name="page5" draw:style-name="dp3" draw:master-page-name="lyt-cool" presentation:presentation-page-layout-name="AL1T1">
        <office:forms form:automatic-focus="false" form:apply-design-mode="false"/>
        <draw:frame presentation:style-name="pr4" draw:layer="layout" svg:width="23.912cm" svg:height="3.507cm" svg:x="2.058cm" svg:y="1.543cm" presentation:class="title">
          <draw:text-box>
            <text:p>Initial game idea</text:p>
          </draw:text-box>
        </draw:frame>
        <draw:frame presentation:style-name="pr9" draw:layer="layout" svg:width="23.912cm" svg:height="12.297cm" svg:x="2.058cm" svg:y="5.838cm" presentation:class="outline" presentation:user-transformed="true">
          <draw:text-box>
            <text:list text:style-name="L2">
              <text:list-item>
                <text:p>You are a government worker responsible for setting the prices of all the goods in the country of Datlof</text:p>
              </text:list-item>
              <text:list-item>
                <text:p>The game starts with the player waking up after suffering head trauma induced memory loss</text:p>
              </text:list-item>
              <text:list-item>
                <text:p>You have to monitor the country’s stability and adjust prices of stuff accordingly</text:p>
              </text:list-item>
            </text:list>
          </draw:text-box>
        </draw:frame>
        <presentation:notes draw:style-name="dp2">
          <draw:page-thumbnail draw:style-name="gr1" draw:layer="layout" svg:width="13.706cm" svg:height="10.28cm" svg:x="3.647cm" svg:y="2.853cm" draw:page-number="5" presentation:class="page"/>
          <draw:frame presentation:style-name="pr6" draw:text-style-name="P4" draw:layer="layout" svg:width="14.518cm" svg:height="11.41cm" svg:x="3.249cm" svg:y="14.13cm" presentation:class="notes" presentation:placeholder="true">
            <draw:text-box/>
          </draw:frame>
        </presentation:notes>
      </draw:page>
      <draw:page draw:name="page6" draw:style-name="dp3" draw:master-page-name="lyt-cool" presentation:presentation-page-layout-name="AL1T1">
        <office:forms form:automatic-focus="false" form:apply-design-mode="false"/>
        <draw:frame presentation:style-name="pr4" draw:layer="layout" svg:width="23.912cm" svg:height="3.507cm" svg:x="2.058cm" svg:y="1.543cm" presentation:class="title">
          <draw:text-box>
            <text:p>Feature ideas</text:p>
          </draw:text-box>
        </draw:frame>
        <draw:frame presentation:style-name="pr8" draw:layer="layout" svg:width="23.912cm" svg:height="12.297cm" svg:x="2.058cm" svg:y="5.838cm" presentation:class="outline" presentation:user-transformed="true">
          <draw:text-box>
            <text:list text:style-name="L2">
              <text:list-item>
                <text:p>Have 3D objects that the player can inspect by rotating them with mouse</text:p>
              </text:list-item>
              <text:list-item>
                <text:p>Zooming in on stuff on the 3D object would be a bonus</text:p>
              </text:list-item>
              <text:list-item>
                <text:p>Newspaper with updates and information</text:p>
              </text:list-item>
              <text:list-item>
                <text:p>Office room in which the game takes place</text:p>
              </text:list-item>
              <text:list-item>
                <text:p>A screen in which prices can be adjusted</text:p>
              </text:list-item>
            </text:list>
            <text:p/>
          </draw:text-box>
        </draw:frame>
        <presentation:notes draw:style-name="dp2">
          <draw:page-thumbnail draw:style-name="gr1" draw:layer="layout" svg:width="13.706cm" svg:height="10.28cm" svg:x="3.647cm" svg:y="2.853cm" draw:page-number="6" presentation:class="page"/>
          <draw:frame presentation:style-name="pr6" draw:text-style-name="P3" draw:layer="layout" svg:width="14.518cm" svg:height="11.41cm" svg:x="3.249cm" svg:y="14.13cm" presentation:class="notes" presentation:placeholder="true">
            <draw:text-box/>
          </draw:frame>
        </presentation:notes>
      </draw:page>
      <draw:page draw:name="page7" draw:style-name="dp3" draw:master-page-name="lyt-cool" presentation:presentation-page-layout-name="AL1T1">
        <office:forms form:automatic-focus="false" form:apply-design-mode="false"/>
        <draw:frame presentation:style-name="pr4" draw:layer="layout" svg:width="23.912cm" svg:height="3.507cm" svg:x="2.058cm" svg:y="1.543cm" presentation:class="title">
          <draw:text-box>
            <text:p text:style-name="P5">Feature ideas – cont.</text:p>
          </draw:text-box>
        </draw:frame>
        <draw:frame presentation:style-name="pr8" draw:layer="layout" svg:width="23.912cm" svg:height="9.433cm" svg:x="2.058cm" svg:y="5.838cm" presentation:class="outline">
          <draw:text-box>
            <text:list text:style-name="L2">
              <text:list-item>
                <text:p>Keeping track of stock / supplies</text:p>
              </text:list-item>
              <text:list-item>
                <text:p>Random events changing resource availability</text:p>
              </text:list-item>
            </text:list>
          </draw:text-box>
        </draw:frame>
        <presentation:notes draw:style-name="dp2">
          <office:forms form:automatic-focus="false" form:apply-design-mode="false"/>
          <draw:page-thumbnail draw:style-name="gr1" draw:layer="layout" svg:width="13.706cm" svg:height="10.28cm" svg:x="3.647cm" svg:y="2.853cm" draw:page-number="7" presentation:class="page"/>
          <draw:frame presentation:style-name="pr6" draw:text-style-name="P3" draw:layer="layout" svg:width="14.518cm" svg:height="11.41cm" svg:x="3.249cm" svg:y="14.13cm" presentation:class="notes" presentation:placeholder="true">
            <draw:text-box/>
          </draw:frame>
        </presentation:notes>
      </draw:page>
      <draw:page draw:name="page8" draw:style-name="dp3" draw:master-page-name="lyt-cool" presentation:presentation-page-layout-name="AL1T1">
        <office:forms form:automatic-focus="false" form:apply-design-mode="false"/>
        <draw:frame presentation:style-name="pr4" draw:layer="layout" svg:width="23.912cm" svg:height="3.507cm" svg:x="2.058cm" svg:y="1.543cm" presentation:class="title">
          <draw:text-box>
            <text:p>Random event ideas</text:p>
          </draw:text-box>
        </draw:frame>
        <draw:frame presentation:style-name="pr8" draw:layer="layout" svg:width="23.912cm" svg:height="10.76cm" svg:x="2.058cm" svg:y="5.838cm" presentation:class="outline" presentation:user-transformed="true">
          <draw:text-box>
            <text:list text:style-name="L2">
              <text:list-item>
                <text:p>Ban on imports from [neighbour country]</text:p>
              </text:list-item>
              <text:list-item>
                <text:p>Warehouse storing [resource] was destroyed by [fire / riots]</text:p>
              </text:list-item>
              <text:list-item>
                <text:p>Polls show people want [product]</text:p>
              </text:list-item>
              <text:list-item>
                <text:p>Article in newspaper indicates people expect [product] will be cheaper on national holiday</text:p>
              </text:list-item>
            </text:list>
          </draw:text-box>
        </draw:frame>
        <presentation:notes draw:style-name="dp2">
          <office:forms form:automatic-focus="false" form:apply-design-mode="false"/>
          <draw:page-thumbnail draw:style-name="gr1" draw:layer="layout" svg:width="13.706cm" svg:height="10.28cm" svg:x="3.647cm" svg:y="2.853cm" draw:page-number="8" presentation:class="page"/>
          <draw:frame presentation:style-name="pr6" draw:text-style-name="P3" draw:layer="layout" svg:width="14.518cm" svg:height="11.41cm" svg:x="3.249cm" svg:y="14.13cm" presentation:class="notes" presentation:placeholder="true">
            <draw:text-box/>
          </draw:frame>
        </presentation:notes>
      </draw:page>
      <draw:page draw:name="page9" draw:style-name="dp3" draw:master-page-name="lyt-cool" presentation:presentation-page-layout-name="AL1T1">
        <office:forms form:automatic-focus="false" form:apply-design-mode="false"/>
        <draw:frame presentation:style-name="pr4" draw:layer="layout" svg:width="23.912cm" svg:height="3.507cm" svg:x="2.058cm" svg:y="1.543cm" presentation:class="title">
          <draw:text-box>
            <text:p>Ideas for 3D objects</text:p>
          </draw:text-box>
        </draw:frame>
        <draw:frame presentation:style-name="pr8" draw:layer="layout" svg:width="23.912cm" svg:height="9.433cm" svg:x="2.058cm" svg:y="5.838cm" presentation:class="outline">
          <draw:text-box>
            <text:list text:style-name="L2">
              <text:list-header>
                <text:p>Bag, toaster, empty bottle of gin, empty box of jaffas, red-matter bomb box</text:p>
              </text:list-header>
            </text:list>
          </draw:text-box>
        </draw:frame>
        <presentation:notes draw:style-name="dp2">
          <draw:page-thumbnail draw:style-name="gr1" draw:layer="layout" svg:width="13.706cm" svg:height="10.28cm" svg:x="3.647cm" svg:y="2.853cm" draw:page-number="9" presentation:class="page"/>
          <draw:frame presentation:style-name="pr6" draw:text-style-name="P3" draw:layer="layout" svg:width="14.518cm" svg:height="11.41cm" svg:x="3.249cm" svg:y="14.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lbany" svg:font-family="Albany" style:font-adornments="Standard" style:font-family-generic="swiss" style:font-pitch="variable"/>
    <style:font-face style:name="Albany1" svg:font-family="Albany" style:font-adornments="Fett" style:font-family-generic="swiss" style:font-pitch="variable"/>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Liberation Sans" svg:font-family="'Liberation Sans'"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Thorndale" svg:font-family="Thorndale" style:font-family-generic="roman" style:font-pitch="variable"/>
  </office:font-face-decls>
  <office:styles>
    <draw:gradient draw:name="Kształty"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gradient draw:name="Wypełninone_20_niebieskim" draw:display-name="Wypełninone niebieskim"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Wypełnione"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Wypełnione_20_czerwonym" draw:display-name="Wypełnione czerwonym"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Wypełnione_20_zielonym" draw:display-name="Wypełnione zielonym"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Wypełnione_20_żółtym" draw:display-name="Wypełnione żółtym"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marker draw:name="Arrow" svg:viewBox="0 0 20 30" svg:d="M10 0l-10 30h20z"/>
    <draw:marker draw:name="Linienende_20_1" draw:display-name="Linienende 1" svg:viewBox="0 0 20 30" svg:d="M10 0l-10 30h20z"/>
    <draw:marker draw:name="Linienende_20_2" draw:display-name="Linienende 2" svg:viewBox="0 0 200 400" svg:d="M100 0l100 400h-200z"/>
    <draw:marker draw:name="Linienende_20_3" draw:display-name="Linienende 3" svg:viewBox="0 0 200 400" svg:d="M100 0l100 400h-200z"/>
    <draw:stroke-dash draw:name="Dash_20_2" draw:display-name="Dash 2" draw:style="rect" draw:dots1="1" draw:dots1-length="0.02cm" draw:dots2="1" draw:dots2-length="0.02cm" draw:distance="0.02cm"/>
    <style:default-style style:family="graphic">
      <style:graphic-properties svg:stroke-color="#808080" draw:fill-color="#cfe7f5"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fo:color="#000000" loext:opacity="100%" style:font-name="Thorndale" fo:font-size="24pt" fo:language="en" fo:country="US" style:font-name-asian="HG Mincho Light J" style:font-size-asian="24pt" style:language-asian="zxx" style:country-asian="none" style:font-name-complex="Arial Unicode MS" style:font-size-complex="24pt" style:language-complex="zxx" style:country-complex="none"/>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00b8ff" draw:shadow="hidden" draw:shadow-offset-x="0.3cm" draw:shadow-offset-y="0.3cm" draw:shadow-color="#808080">
        <text:list-style style:name="standard">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line-height="100%" fo:text-align="start" fo:text-indent="0cm"/>
      <style:text-properties fo:color="#000000" loext:opacity="100%" style:text-outline="false" style:text-line-through-style="none" style:text-line-through-type="none" style:font-name="Thorndale" fo:font-family="Thorndale" style:font-family-generic="roman" style:font-pitch="variable" fo:font-size="24pt" fo:language="en" fo:country="GB" fo:font-style="normal" fo:text-shadow="none" style:text-underline-style="none" fo:font-weight="normal"/>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Kształty"/>
      <style:text-properties fo:font-size="14pt" fo:font-weight="bold"/>
    </style:style>
    <style:style style:name="Filled" style:family="graphic" style:parent-style-name="Shapes">
      <style:graphic-properties draw:fill="gradient" draw:fill-gradient-name="Wypełnione"/>
    </style:style>
    <style:style style:name="Filled_20_Blue" style:display-name="Filled Blue" style:family="graphic" style:parent-style-name="Filled">
      <style:graphic-properties draw:fill-gradient-name="Wypełninone_20_niebieskim"/>
      <style:text-properties fo:color="#ffffff" loext:opacity="100%"/>
    </style:style>
    <style:style style:name="Filled_20_Green" style:display-name="Filled Green" style:family="graphic" style:parent-style-name="Filled">
      <style:graphic-properties draw:fill-gradient-name="Wypełnione_20_zielonym"/>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Wypełnione_20_czerwonym"/>
      <style:text-properties fo:color="#ffffff" loext:opacity="100%"/>
    </style:style>
    <style:style style:name="Filled_20_Yellow" style:display-name="Filled Yellow" style:family="graphic" style:parent-style-name="Filled">
      <style:graphic-properties draw:fill-gradient-name="Wypełnione_20_żółtym"/>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style:text-properties fo:font-size="24pt"/>
    </style:style>
    <style:style style:name="headline1" style:family="graphic" style:parent-style-name="standard">
      <style:graphic-properties draw:stroke="none" draw:fill="none"/>
      <style:text-properties fo:font-size="18pt" fo:font-weight="bold"/>
    </style:style>
    <style:style style:name="headline2" style:family="graphic" style:parent-style-name="standard">
      <style:graphic-properties draw:stroke="none" draw:fill="none"/>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style:text-properties fo:font-size="12pt"/>
    </style:style>
    <style:style style:name="lyt-cool-background" style:family="presentation">
      <style:graphic-properties draw:stroke="none" draw:fill="solid" draw:fill-color="#babed6" draw:fill-image-width="1cm" draw:fill-image-height="1cm"/>
    </style:style>
    <style:style style:name="lyt-cool-backgroundobjects" style:family="presentation">
      <style:graphic-properties draw:shadow="hidden" draw:shadow-offset-x="0.3cm" draw:shadow-offset-y="0.3cm" draw:shadow-color="#808080"/>
      <style:text-properties style:font-name="Thorndale" fo:font-family="Thorndale" style:font-family-generic="roman" style:font-pitch="variable" fo:language="en" fo:country="GB"/>
    </style:style>
    <style:style style:name="lyt-cool-notes" style:family="presentation">
      <style:graphic-properties draw:stroke="none" draw:fill="none"/>
      <style:text-properties fo:color="#000000" loext:opacity="100%" style:text-outline="false" style:text-line-through-style="none" style:text-line-through-type="none" style:font-name="Thorndale" fo:font-family="Thorndale" style:font-family-generic="roman" style:font-pitch="variable" fo:font-size="24pt" fo:language="en" fo:country="GB" fo:font-style="normal" fo:text-shadow="none" style:text-underline-style="none" fo:font-weight="normal"/>
    </style:style>
    <style:style style:name="lyt-cool-outline1" style:family="presentation">
      <style:graphic-properties draw:stroke="none" draw:fill="none">
        <text:list-style style:name="lyt-cool-outline1">
          <text:list-level-style-bullet text:level="1" text:bullet-char="●">
            <style:list-level-properties text:space-before="0.3cm" text:min-label-width="0.9cm"/>
            <style:text-properties fo:font-family="StarSymbol" style:font-charset="x-symbol" fo:color="#0e594d" fo:font-size="45%"/>
          </text:list-level-style-bullet>
          <text:list-level-style-bullet text:level="2" text:bullet-char="–">
            <style:list-level-properties text:space-before="1.6cm" text:min-label-width="0.8cm"/>
            <style:text-properties fo:font-family="StarSymbol" style:font-charset="x-symbol" fo:color="#000000" fo:font-size="7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text-align="start" fo:text-indent="0cm"/>
      <style:text-properties fo:color="#000000" loext:opacity="100%" style:text-outline="false" style:text-line-through-style="none" style:text-line-through-type="none" style:font-name="Albany" fo:font-family="Albany" style:font-style-name="Standard" style:font-family-generic="swiss" style:font-pitch="variable" fo:font-size="32pt" fo:language="en" fo:country="GB" fo:font-style="normal" fo:text-shadow="none" style:text-underline-style="none" fo:font-weight="normal"/>
    </style:style>
    <style:style style:name="lyt-cool-outline2" style:family="presentation" style:parent-style-name="lyt-cool-outline1">
      <style:paragraph-properties fo:margin-left="0cm" fo:margin-right="0cm" fo:text-indent="-0.8cm"/>
      <style:text-properties fo:font-size="28pt"/>
    </style:style>
    <style:style style:name="lyt-cool-outline3" style:family="presentation" style:parent-style-name="lyt-cool-outline2">
      <style:paragraph-properties fo:margin-left="0cm" fo:margin-right="0cm" fo:text-indent="-0.6cm"/>
      <style:text-properties fo:font-size="24pt"/>
    </style:style>
    <style:style style:name="lyt-cool-outline4" style:family="presentation" style:parent-style-name="lyt-cool-outline3">
      <style:paragraph-properties fo:margin-left="0cm" fo:margin-right="0cm" fo:text-indent="-0.6cm"/>
      <style:text-properties fo:font-size="20pt"/>
    </style:style>
    <style:style style:name="lyt-cool-outline5" style:family="presentation" style:parent-style-name="lyt-cool-outline4">
      <style:paragraph-properties fo:margin-left="0cm" fo:margin-right="0cm" fo:text-indent="-0.6cm"/>
      <style:text-properties fo:font-size="20pt"/>
    </style:style>
    <style:style style:name="lyt-cool-outline6" style:family="presentation" style:parent-style-name="lyt-cool-outline5">
      <style:paragraph-properties fo:margin-left="0cm" fo:margin-right="0cm" fo:text-indent="-0.6cm"/>
      <style:text-properties fo:font-size="20pt"/>
    </style:style>
    <style:style style:name="lyt-cool-outline7" style:family="presentation" style:parent-style-name="lyt-cool-outline6">
      <style:paragraph-properties fo:margin-left="0cm" fo:margin-right="0cm" fo:text-indent="-0.6cm"/>
      <style:text-properties fo:font-size="20pt"/>
    </style:style>
    <style:style style:name="lyt-cool-outline8" style:family="presentation" style:parent-style-name="lyt-cool-outline7">
      <style:paragraph-properties fo:margin-left="0cm" fo:margin-right="0cm" fo:text-indent="-0.6cm"/>
      <style:text-properties fo:font-size="20pt"/>
    </style:style>
    <style:style style:name="lyt-cool-outline9" style:family="presentation" style:parent-style-name="lyt-cool-outline8">
      <style:paragraph-properties fo:margin-left="0cm" fo:margin-right="0cm" fo:text-indent="-0.6cm"/>
      <style:text-properties fo:font-size="20pt"/>
    </style:style>
    <style:style style:name="lyt-cool-subtitle" style:family="presentation">
      <style:graphic-properties draw:stroke="none" draw:fill="none" draw:textarea-vertical-align="middle">
        <text:list-style style:name="lyt-cool-subtit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000000" loext:opacity="100%" style:text-outline="false" style:text-line-through-style="none" style:text-line-through-type="none" style:font-name="Thorndale" fo:font-family="Thorndale" style:font-family-generic="roman" style:font-pitch="variable" fo:font-size="32pt" fo:language="en" fo:country="GB" fo:font-style="normal" fo:text-shadow="none" style:text-underline-style="none" fo:font-weight="normal"/>
    </style:style>
    <style:style style:name="lyt-cool-title" style:family="presentation">
      <style:graphic-properties draw:stroke="none" draw:fill="none" draw:textarea-vertical-align="middle">
        <text:list-style style:name="lyt-cool-title">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333333" loext:opacity="100%" style:text-outline="false" style:text-line-through-style="none" style:text-line-through-type="none" style:font-name="Albany1" fo:font-family="Albany" style:font-style-name="Fett" style:font-family-generic="swiss" style:font-pitch="variable" fo:font-size="44pt" fo:language="en" fo:country="GB" fo:font-style="normal" fo:text-shadow="none" style:text-underline-style="none" fo:font-weight="bold"/>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babed6" draw:fill-image-width="1cm" draw:fill-image-height="1cm"/>
    </style:style>
    <style:style style:name="Mdp2" style:family="drawing-page">
      <style:drawing-page-properties presentation:display-header="true" presentation:display-footer="true" presentation:display-page-number="false" presentation:display-date-time="true"/>
    </style:style>
    <style:style style:name="Mpr1" style:family="presentation" style:parent-style-name="lyt-cool-backgroundobjects">
      <style:graphic-properties draw:stroke="solid" svg:stroke-color="#c0c0c0" draw:fill-color="#dddddd" draw:fill-image-width="1cm" draw:fill-image-height="1cm" draw:textarea-horizontal-align="center" draw:textarea-vertical-align="middle" loext:decorative="false"/>
    </style:style>
    <style:style style:name="Mpr2" style:family="presentation" style:parent-style-name="lyt-cool-backgroundobjects">
      <style:graphic-properties draw:fill-color="#125c8d" draw:fill-image-width="1cm" draw:fill-image-height="1cm" draw:textarea-horizontal-align="center" draw:textarea-vertical-align="middle" loext:decorative="false"/>
    </style:style>
    <style:style style:name="MP1" style:family="paragraph">
      <loext:graphic-properties draw:fill-color="#dddddd" draw:fill-image-width="1cm" draw:fill-image-height="1cm"/>
      <style:paragraph-properties fo:text-align="center"/>
    </style:style>
    <style:style style:name="MP2" style:family="paragraph">
      <loext:graphic-properties draw:fill-color="#125c8d" draw:fill-image-width="1cm" draw:fill-image-height="1cm"/>
      <style:paragraph-properties fo:text-align="center"/>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2">
      <draw:page-thumbnail draw:layer="backgroundobjects" svg:width="8.999cm" svg:height="6.749cm" svg:x="1cm" svg:y="5.042cm"/>
      <draw:page-thumbnail draw:layer="backgroundobjects" svg:width="8.999cm" svg:height="6.749cm" svg:x="1cm" svg:y="17.907cm"/>
      <draw:page-thumbnail draw:layer="backgroundobjects" svg:width="8.999cm" svg:height="6.749cm" svg:x="11cm" svg:y="5.042cm"/>
      <draw:page-thumbnail draw:layer="backgroundobjects" svg:width="8.999cm" svg:height="6.749cm" svg:x="11cm" svg:y="17.907cm"/>
    </style:handout-master>
    <style:master-page style:name="lyt-cool"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rect presentation:style-name="Mpr1" draw:text-style-name="MP1" draw:layer="backgroundobjects" svg:width="26.875cm" svg:height="15.74cm" svg:x="1.124cm" svg:y="5.259cm">
        <text:p/>
      </draw:rect>
      <draw:frame presentation:style-name="lyt-cool-title" draw:layer="backgroundobjects" svg:width="23.912cm" svg:height="3.507cm" svg:x="2.058cm" svg:y="1.543cm" presentation:class="title" presentation:placeholder="true">
        <draw:text-box/>
      </draw:frame>
      <draw:frame presentation:style-name="lyt-cool-outline1" draw:layer="backgroundobjects" svg:width="23.912cm" svg:height="9.433cm" svg:x="2.058cm" svg:y="5.838cm" presentation:class="outline" presentation:placeholder="true">
        <draw:text-box/>
      </draw:frame>
      <draw:rect presentation:style-name="Mpr2" draw:text-style-name="MP2" draw:layer="backgroundobjects" svg:width="0.505cm" svg:height="2.552cm" svg:x="0cm" svg:y="0cm">
        <text:p/>
      </draw:rect>
      <draw:rect presentation:style-name="Mpr2" draw:text-style-name="MP2" draw:layer="backgroundobjects" svg:width="0.505cm" svg:height="2.552cm" svg:x="0cm" svg:y="6.615cm">
        <text:p/>
      </draw:rect>
      <draw:rect presentation:style-name="Mpr2" draw:text-style-name="MP2" draw:layer="backgroundobjects" svg:width="0.505cm" svg:height="2.552cm" svg:x="0cm" svg:y="3.246cm">
        <text:p/>
      </draw:rect>
      <presentation:notes style:page-layout-name="PM0">
        <draw:page-thumbnail presentation:style-name="lyt-cool-title" draw:layer="backgroundobjects" svg:width="13.706cm" svg:height="10.28cm" svg:x="3.647cm" svg:y="2.853cm" presentation:class="page"/>
        <draw:frame presentation:style-name="lyt-cool-notes" draw:layer="backgroundobjects" svg:width="14.518cm" svg:height="11.41cm" svg:x="3.249cm" svg:y="14.13cm" presentation:class="notes" presentation:placeholder="true">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8.3.2$Linux_X86_64 LibreOffice_project/e14c9fdd1f585efcbb2c5363087a99d20928d522</meta:generator>
    <dc:title>Subtle Accents</dc:title>
    <dc:description>Lilac title area and left border with three blue-green accent elements on left border, gray background</dc:description>
    <meta:creation-date>2024-12-01T18:52:32.49</meta:creation-date>
    <dc:language>en-US</dc:language>
    <meta:editing-cycles>28</meta:editing-cycles>
    <meta:editing-duration>PT6H24M37S</meta:editing-duration>
    <meta:initial-creator>Dominik </meta:initial-creator>
    <dc:date>2024-12-02T20:53:25.228624871</dc:date>
    <meta:document-statistic meta:object-count="48"/>
    <meta:user-defined meta:name="Info 0"/>
    <meta:user-defined meta:name="Info 1"/>
    <meta:user-defined meta:name="Info 2"/>
    <meta:user-defined meta:name="Info 3"/>
    <meta:template xlink:type="simple" xlink:actuate="onRequest" xlink:title="Subtle Accents" xlink:href="../../../../../../Program%20Files%20(x86)/OpenOffice%204/share/template/en-GB/layout/lyt-cool.otp"/>
  </office:meta>
</office:document-meta>
</file>